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3.052in"/>
    </style:style>
    <style:style style:name="co5" style:family="table-column">
      <style:table-column-properties fo:break-before="auto" style:column-width="2.751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portfolio_analysis_sheet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Portfolio Details (by broker)</text:p>
          </table:table-cell>
          <table:covered-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e6f970c8-a734-11e5-8001-ecf4bb2e10a3</text:p>
          </table:table-cell>
          <table:table-cell office:value-type="string" calcext:value-type="string">
            <text:p><text:s/>Simple Test 1115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78ba58ee-a747-11e5-8001-ecf4bb2e10a3</text:p>
          </table:table-cell>
          <table:table-cell office:value-type="string" calcext:value-type="string">
            <text:p>Bigger Portfolio 1328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77e6dbc-a74c-11e5-8001-ecf4bb2e10a3</text:p>
          </table:table-cell>
          <table:table-cell office:value-type="string" calcext:value-type="string">
            <text:p>Slightly Larger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6191f2d8-b333-11e5-8001-ecf4bb2e10a3</text:p>
          </table:table-cell>
          <table:table-cell office:value-type="string" calcext:value-type="string">
            <text:p>Test Sundee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dff81e56-ca1a-11e5-8001-ecf4bb2e10a3</text:p>
          </table:table-cell>
          <table:table-cell office:value-type="string" calcext:value-type="string">
            <text:p>Another simple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a2533170-f39c-11e5-8001-ecf4bb2e10a3</text:p>
          </table:table-cell>
          <table:table-cell office:value-type="string" calcext:value-type="string">
            <text:p><text:s/>Parag test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152f9860-f66c-11e5-8001-ecf4bb2e10a3</text:p>
          </table:table-cell>
          <table:table-cell office:value-type="string" calcext:value-type="string">
            <text:p>Test 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ca780222-029a-11e6-8001-ecf4bb2e10a3</text:p>
          </table:table-cell>
          <table:table-cell office:value-type="string" calcext:value-type="string">
            <text:p><text:s/>Small portfolio</text:p>
          </table:table-cell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21:04:11.729256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7-14T21:04:54.911941868</dc:date>
    <meta:editing-duration>P3DT18H28M34S</meta:editing-duration>
    <meta:editing-cycles>250</meta:editing-cycles>
    <meta:generator>LibreOffice/4.2.8.2$Linux_X86_64 LibreOffice_project/420m0$Build-2</meta:generator>
    <meta:document-statistic meta:table-count="5" meta:cell-count="314" meta:object-count="2"/>
  </office:meta>
</office:document-meta>
</file>